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10a" officeooo:paragraph-rsid="0018410a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18410a" officeooo:paragraph-rsid="0018410a"/>
    </style:style>
    <style:style style:name="T1" style:family="text">
      <style:text-properties officeooo:rsid="001a2f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</text:p>
      <text:list xml:id="list4031279497124071782" text:style-name="L2">
        <text:list-item>
          <text:p text:style-name="P2">Controle</text:p>
          <text:list>
            <text:list-item>
              <text:p text:style-name="P2">usuarios</text:p>
              <text:list>
                <text:list-item>
                  <text:p text:style-name="P2">id</text:p>
                </text:list-item>
                <text:list-item>
                  <text:p text:style-name="P2">nome</text:p>
                </text:list-item>
                <text:list-item>
                  <text:p text:style-name="P2">usuario</text:p>
                </text:list-item>
                <text:list-item>
                  <text:p text:style-name="P2">e-mail</text:p>
                </text:list-item>
                <text:list-item>
                  <text:p text:style-name="P2">senha</text:p>
                </text:list-item>
                <text:list-item>
                  <text:p text:style-name="P2">id_permissoes</text:p>
                </text:list-item>
              </text:list>
            </text:list-item>
            <text:list-item>
              <text:p text:style-name="P2">permissoes</text:p>
              <text:list>
                <text:list-item>
                  <text:p text:style-name="P2">id</text:p>
                </text:list-item>
                <text:list-item>
                  <text:p text:style-name="P2">descricao</text:p>
                </text:list-item>
                <text:list-item>
                  <text:p text:style-name="P2">modulo1</text:p>
                </text:list-item>
                <text:list-item>
                  <text:p text:style-name="P2">modulo2</text:p>
                </text:list-item>
                <text:list-item>
                  <text:p text:style-name="P2">modulo3</text:p>
                </text:list-item>
                <text:list-item>
                  <text:p text:style-name="P2">modulo4</text:p>
                </text:list-item>
              </text:list>
            </text:list-item>
          </text:list>
        </text:list-item>
        <text:list-item>
          <text:p text:style-name="P2">Imoveis</text:p>
          <text:list>
            <text:list-item>
              <text:p text:style-name="P2">imoveis</text:p>
            </text:list-item>
            <text:list-item>
              <text:p text:style-name="P2">fotos</text:p>
              <text:list>
                <text:list-item>
                  <text:p text:style-name="P2">id</text:p>
                </text:list-item>
                <text:list-item>
                  <text:p text:style-name="P2">descricao</text:p>
                </text:list-item>
                <text:list-item>
                  <text:p text:style-name="P2">caminho</text:p>
                </text:list-item>
                <text:list-item>
                  <text:p text:style-name="P2">id_imovel</text:p>
                </text:list-item>
              </text:list>
            </text:list-item>
            <text:list-item>
              <text:p text:style-name="P2">videos</text:p>
              <text:list>
                <text:list-item>
                  <text:p text:style-name="P2">id</text:p>
                </text:list-item>
                <text:list-item>
                  <text:p text:style-name="P2">descricao</text:p>
                </text:list-item>
                <text:list-item>
                  <text:p text:style-name="P2">caminho</text:p>
                </text:list-item>
                <text:list-item>
                  <text:p text:style-name="P2">id_imovel</text:p>
                </text:list-item>
              </text:list>
            </text:list-item>
          </text:list>
        </text:list-item>
        <text:list-item>
          <text:p text:style-name="P2">Clientes</text:p>
          <text:list>
            <text:list-item>
              <text:p text:style-name="P2">clientes</text:p>
            </text:list-item>
            <text:list-item>
              <text:p text:style-name="P2">bairros</text:p>
            </text:list-item>
            <text:list-item>
              <text:p text:style-name="P2">cidades</text:p>
            </text:list-item>
            <text:list-item>
              <text:p text:style-name="P2">logradouros</text:p>
            </text:list-item>
          </text:list>
        </text:list-item>
        <text:list-item>
          <text:p text:style-name="P2">financeiro</text:p>
          <text:list>
            <text:list-item>
              <text:p text:style-name="P2">financeiro</text:p>
              <text:list>
                <text:list-item>
                  <text:p text:style-name="P2">id</text:p>
                </text:list-item>
                <text:list-item>
                  <text:p text:style-name="P2">descricao</text:p>
                </text:list-item>
                <text:list-item>
                  <text:p text:style-name="P2">data</text:p>
                </text:list-item>
                <text:list-item>
                  <text:p text:style-name="P2">id_historico</text:p>
                </text:list-item>
                <text:list-item>
                  <text:p text:style-name="P2">valor</text:p>
                </text:list-item>
              </text:list>
            </text:list-item>
            <text:list-item>
              <text:p text:style-name="P2">historicos</text:p>
              <text:list>
                <text:list-item>
                  <text:p text:style-name="P2">id</text:p>
                </text:list-item>
                <text:list-item>
                  <text:p text:style-name="P2">descrica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0:32:39.903640882</meta:creation-date>
    <dc:date>2016-09-10T15:29:29.065987223</dc:date>
    <meta:editing-duration>PT58M38S</meta:editing-duration>
    <meta:editing-cycles>2</meta:editing-cycles>
    <meta:generator>LibreOffice/5.2.0.4$Linux_X86_64 LibreOffice_project/20m0$Build-4</meta:generator>
    <meta:document-statistic meta:table-count="0" meta:image-count="0" meta:object-count="0" meta:page-count="1" meta:paragraph-count="43" meta:word-count="85" meta:character-count="386" meta:non-whitespace-character-count="386"/>
  </office:meta>
</office:document-meta>
</file>